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ec7" officeooo:paragraph-rsid="000e6ec7"/>
    </style:style>
    <style:style style:name="P2" style:family="paragraph" style:parent-style-name="Standard">
      <style:text-properties officeooo:rsid="000ecf5a" officeooo:paragraph-rsid="000ecf5a"/>
    </style:style>
    <style:style style:name="P3" style:family="paragraph" style:parent-style-name="Standard">
      <style:text-properties officeooo:rsid="0011b1b7" officeooo:paragraph-rsid="0011b1b7"/>
    </style:style>
    <style:style style:name="P4" style:family="paragraph" style:parent-style-name="Standard">
      <style:text-properties officeooo:rsid="0011b1b7" officeooo:paragraph-rsid="00130f4f"/>
    </style:style>
    <style:style style:name="T1" style:family="text">
      <style:text-properties officeooo:rsid="00130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usuario queria uma data de fim para poder ser finalizada a enquete no dia selecionado.</text:p>
      <text:p text:style-name="P1">Como administrador queria poder deletar uma enquete para retirar uma enquete que não utilizarei mais.</text:p>
      <text:p text:style-name="P1"/>
      <text:p text:style-name="P2">Alternativas:</text:p>
      <text:p text:style-name="P2">Peso + nome altern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30:31.511004610</meta:creation-date>
    <dc:date>2015-11-18T20:38:38.425427617</dc:date>
    <meta:editing-duration>PT1H29M14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4" meta:word-count="36" meta:character-count="229" meta:non-whitespace-character-count="197"/>
  </office:meta>
</office:document-meta>
</file>